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0.75in"/>
    </style:style>
    <style:style style:name="TableHeader.B" style:family="table-column">
      <style:table-column-properties style:column-width="0.125in"/>
    </style:style>
    <style:style style:name="TableHeader.C" style:family="table-column">
      <style:table-column-properties style:column-width="2.625in"/>
    </style:style>
    <style:style style:name="TableHeader.D" style:family="table-column">
      <style:table-column-properties style:column-width="0.1875in"/>
    </style:style>
    <style:style style:name="TableHeader.E" style:family="table-column">
      <style:table-column-properties style:column-width="1.0625in"/>
    </style:style>
    <style:style style:name="TableHeader.G" style:family="table-column">
      <style:table-column-properties style:column-width="2.0521in"/>
    </style:style>
    <style:style style:name="TableHeader.A1" style:family="table-cell">
      <style:table-cell-properties fo:background-color="#dddddd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382in" fo:border-left="0.5pt solid #000000" fo:border-right="none" fo:border-top="none" fo:border-bottom="none" style:writing-mode="page"/>
    </style:style>
    <style:style style:name="TableHeader.D2" style:family="table-cell">
      <style:table-cell-properties fo:padding="0.0382in" fo:border="none" style:writing-mode="page"/>
    </style:style>
    <style:style style:name="TableHeader.E2" style:family="table-cell">
      <style:table-cell-properties fo:padding="0.0382in" fo:border="none" style:writing-mode="page"/>
    </style:style>
    <style:style style:name="TableHeader.F2" style:family="table-cell">
      <style:table-cell-properties fo:padding="0.0382in" fo:border="none" style:writing-mode="page"/>
    </style:style>
    <style:style style:name="TableHeader.G2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3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3" style:family="table-cell">
      <style:table-cell-properties fo:padding="0.0382in" fo:border="none" style:writing-mode="page"/>
    </style:style>
    <style:style style:name="TableHeader.C3" style:family="table-cell">
      <style:table-cell-properties fo:padding="0.0382in" fo:border="none" style:writing-mode="page"/>
    </style:style>
    <style:style style:name="TableHeader.D3" style:family="table-cell">
      <style:table-cell-properties fo:padding="0.0382in" fo:border="none" style:writing-mode="page"/>
    </style:style>
    <style:style style:name="TableHeader.E3" style:family="table-cell">
      <style:table-cell-properties fo:padding="0.0382in" fo:border="none" style:writing-mode="page"/>
    </style:style>
    <style:style style:name="TableHeader.F3" style:family="table-cell">
      <style:table-cell-properties fo:padding="0.0382in" fo:border="none" style:writing-mode="page"/>
    </style:style>
    <style:style style:name="TableHeader.G3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4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4" style:family="table-cell">
      <style:table-cell-properties fo:padding="0.0382in" fo:border="none" style:writing-mode="page"/>
    </style:style>
    <style:style style:name="TableHeader.C4" style:family="table-cell">
      <style:table-cell-properties fo:padding="0.0382in" fo:border="none" style:writing-mode="page"/>
    </style:style>
    <style:style style:name="TableHeader.D4" style:family="table-cell">
      <style:table-cell-properties fo:padding="0.0382in" fo:border="none" style:writing-mode="page"/>
    </style:style>
    <style:style style:name="TableHeader.E4" style:family="table-cell">
      <style:table-cell-properties fo:padding="0.0382in" fo:border="none" style:writing-mode="page"/>
    </style:style>
    <style:style style:name="TableHeader.F4" style:family="table-cell">
      <style:table-cell-properties fo:padding="0.0382in" fo:border="none" style:writing-mode="page"/>
    </style:style>
    <style:style style:name="TableHeader.G4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5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5" style:family="table-cell">
      <style:table-cell-properties fo:padding="0.0382in" fo:border="none" style:writing-mode="page"/>
    </style:style>
    <style:style style:name="TableHeader.C5" style:family="table-cell">
      <style:table-cell-properties fo:padding="0.0382in" fo:border="none" style:writing-mode="page"/>
    </style:style>
    <style:style style:name="TableHeader.D5" style:family="table-cell">
      <style:table-cell-properties fo:padding="0.0382in" fo:border="none" style:writing-mode="page"/>
    </style:style>
    <style:style style:name="TableHeader.E5" style:family="table-cell">
      <style:table-cell-properties fo:padding="0.0382in" fo:border="none" style:writing-mode="page"/>
    </style:style>
    <style:style style:name="TableHeader.F5" style:family="table-cell">
      <style:table-cell-properties fo:padding="0.0382in" fo:border="none" style:writing-mode="page"/>
    </style:style>
    <style:style style:name="TableHeader.G5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6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6" style:family="table-cell">
      <style:table-cell-properties fo:padding="0.0382in" fo:border="none" style:writing-mode="page"/>
    </style:style>
    <style:style style:name="TableHeader.C6" style:family="table-cell">
      <style:table-cell-properties fo:padding="0.0382in" fo:border="none" style:writing-mode="page"/>
    </style:style>
    <style:style style:name="TableHeader.D6" style:family="table-cell">
      <style:table-cell-properties fo:padding="0.0382in" fo:border="none" style:writing-mode="page"/>
    </style:style>
    <style:style style:name="TableHeader.E6" style:family="table-cell">
      <style:table-cell-properties fo:padding="0.0382in" fo:border="none" style:writing-mode="page"/>
    </style:style>
    <style:style style:name="TableHeader.F6" style:family="table-cell">
      <style:table-cell-properties fo:padding="0.0382in" fo:border="none" style:writing-mode="page"/>
    </style:style>
    <style:style style:name="TableHeader.G6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D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E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F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G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2.75in"/>
    </style:style>
    <style:style style:name="TableItem.D" style:family="table-column">
      <style:table-column-properties style:column-width="0.5in"/>
    </style:style>
    <style:style style:name="TableItem.E" style:family="table-column">
      <style:table-column-properties style:column-width="0.5625in"/>
    </style:style>
    <style:style style:name="TableItem.F" style:family="table-column">
      <style:table-column-properties style:column-width="1.0625in"/>
    </style:style>
    <style:style style:name="TableItem.G" style:family="table-column">
      <style:table-column-properties style:column-width="1.0521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Signature" style:family="table">
      <style:table-properties style:width="6.9299in" fo:margin-left="0in" table:align="left"/>
    </style:style>
    <style:style style:name="TableSignature.A" style:family="table-column">
      <style:table-column-properties style:column-width="2.8757in"/>
    </style:style>
    <style:style style:name="TableSignature.B" style:family="table-column">
      <style:table-column-properties style:column-width="2.2507in"/>
    </style:style>
    <style:style style:name="TableSignature.C" style:family="table-column">
      <style:table-column-properties style:column-width="0.2507in"/>
    </style:style>
    <style:style style:name="TableSignature.D" style:family="table-column">
      <style:table-column-properties style:column-width="1.5528in"/>
    </style:style>
    <style:style style:name="TableSignature.A1" style:family="table-cell">
      <style:table-cell-properties fo:padding="0.0201in" fo:border-left="none" fo:border-right="none" fo:border-top="0.5pt solid #000000" fo:border-bottom="none" style:writing-mode="page"/>
    </style:style>
    <style:style style:name="TableSignature.B1" style:family="table-cell">
      <style:table-cell-properties fo:padding="0.0201in" fo:border="none" style:writing-mode="page"/>
    </style:style>
    <style:style style:name="TableSignature.5" style:family="table-row">
      <style:table-row-properties style:min-row-height="0.0722in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2" style:family="paragraph" style:parent-style-name="Table_20_Heading">
      <style:text-properties style:font-name="Calibri" fo:font-size="10pt" officeooo:rsid="001a3d8c" officeooo:paragraph-rsid="0025b79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14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4b907"/>
    </style:style>
  </office:automatic-styles>
  <office:body>
    <office:text>
      <office:forms form:automatic-focus="false" form:apply-design-mode="false"/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  <text:variable-decl office:value-type="string" text:name="invoicenet"/>
        <text:variable-decl office:value-type="string" text:name="invoicevat"/>
        <text:variable-decl office:value-type="string" text:name="invoiceto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 table:style-name="TableLine1993341092464">
          <table:table-cell table:style-name="TableHeader.A1" table:number-columns-spanned="3" office:value-type="string">
            <text:p text:style-name="P15">To</text:p>
          </table:table-cell>
          <table:covered-table-cell/>
          <table:covered-table-cell/>
          <table:table-cell table:style-name="TableHeader.D1" office:value-type="string">
            <text:p text:style-name="P17"/>
          </table:table-cell>
          <table:table-cell table:style-name="TableHeader.D1" office:value-type="string">
            <text:p text:style-name="P16">Invoice #</text:p>
          </table:table-cell>
          <table:table-cell table:style-name="TableHeader.D1" office:value-type="string">
            <text:p text:style-name="P18">:</text:p>
          </table:table-cell>
          <table:table-cell table:style-name="TableHeader.G1" office:value-type="string">
            <text:p text:style-name="P17"><text:variable-set text:name="invoiceref" office:value-type="string">invoiceref</text:variable-set></text:p>
          </table:table-cell>
        </table:table-row>
        <table:table-row table:style-name="TableLine1993341386640">
          <table:table-cell table:style-name="TableHeader.A2" table:number-columns-spanned="3" office:value-type="string">
            <text:p text:style-name="P14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4"/>
          </table:table-cell>
          <table:table-cell table:style-name="TableHeader.E2" office:value-type="string">
            <text:p text:style-name="P3">Invoice Date</text:p>
          </table:table-cell>
          <table:table-cell table:style-name="TableHeader.F2" office:value-type="string">
            <text:p text:style-name="P6">:</text:p>
          </table:table-cell>
          <table:table-cell table:style-name="TableHeader.G2" office:value-type="string">
            <text:p text:style-name="P4"><text:variable-set text:name="invoicedate" office:value-type="string">invoicedate</text:variable-set></text:p>
          </table:table-cell>
        </table:table-row>
        <table:table-row table:style-name="TableLine1993341396432">
          <table:table-cell table:style-name="TableHeader.A4" table:number-rows-spanned="2" office:value-type="string">
            <text:p text:style-name="P2">Address</text:p>
          </table:table-cell>
          <table:table-cell table:style-name="TableHeader.B4" table:number-rows-spanned="2" office:value-type="string">
            <text:p text:style-name="P6">:</text:p>
          </table:table-cell>
          <table:table-cell table:style-name="TableHeader.C4" table:number-rows-spanned="2" office:value-type="string">
            <text:p text:style-name="P4"><text:variable-set text:name="clientaddress" office:value-type="string">clientaddress</text:variable-set></text:p>
          </table:table-cell>
          <table:table-cell table:style-name="TableHeader.D3" office:value-type="string">
            <text:p text:style-name="P4"/>
          </table:table-cell>
          <table:table-cell table:style-name="TableHeader.E3" office:value-type="string">
            <text:p text:style-name="P3">PO Ref</text:p>
          </table:table-cell>
          <table:table-cell table:style-name="TableHeader.F3" office:value-type="string">
            <text:p text:style-name="P6">:</text:p>
          </table:table-cell>
          <table:table-cell table:style-name="TableHeader.G3" office:value-type="string">
            <text:p text:style-name="P4"><text:variable-set text:name="poref" office:value-type="string">poref</text:variable-set></text:p>
          </table:table-cell>
        </table:table-row>
        <table:table-row table:style-name="TableLine1993340022944">
          <table:covered-table-cell table:style-name="TableHeader.A4"/>
          <table:covered-table-cell table:style-name="TableHeader.B4"/>
          <table:covered-table-cell table:style-name="TableHeader.C4"/>
          <table:table-cell table:style-name="TableHeader.D4" office:value-type="string">
            <text:p text:style-name="P4"/>
          </table:table-cell>
          <table:table-cell table:style-name="TableHeader.E4" office:value-type="string">
            <text:p text:style-name="P3">PO Date</text:p>
          </table:table-cell>
          <table:table-cell table:style-name="TableHeader.F4" office:value-type="string">
            <text:p text:style-name="P6">:</text:p>
          </table:table-cell>
          <table:table-cell table:style-name="TableHeader.G4" office:value-type="string">
            <text:p text:style-name="P4"><text:variable-set text:name="podate" office:value-type="string">podate</text:variable-set></text:p>
          </table:table-cell>
        </table:table-row>
        <table:table-row table:style-name="TableLine1993340027296">
          <table:table-cell table:style-name="TableHeader.A5" office:value-type="string">
            <text:p text:style-name="P2">Telephone</text:p>
          </table:table-cell>
          <table:table-cell table:style-name="TableHeader.B5" office:value-type="string">
            <text:p text:style-name="P6">:</text:p>
          </table:table-cell>
          <table:table-cell table:style-name="TableHeader.C5" office:value-type="string">
            <text:p text:style-name="P4"><text:variable-set text:name="clientphone" office:value-type="string">clientphone</text:variable-set></text:p>
          </table:table-cell>
          <table:table-cell table:style-name="TableHeader.D5" office:value-type="string">
            <text:p text:style-name="P4"/>
          </table:table-cell>
          <table:table-cell table:style-name="TableHeader.E5" office:value-type="string">
            <text:p text:style-name="P5"/>
          </table:table-cell>
          <table:table-cell table:style-name="TableHeader.F5" office:value-type="string">
            <text:p text:style-name="P6"/>
          </table:table-cell>
          <table:table-cell table:style-name="TableHeader.G5" office:value-type="string">
            <text:p text:style-name="P4"/>
          </table:table-cell>
        </table:table-row>
        <table:table-row table:style-name="TableLine1993340038448">
          <table:table-cell table:style-name="TableHeader.A6" office:value-type="string">
            <text:p text:style-name="P2">Fax</text:p>
          </table:table-cell>
          <table:table-cell table:style-name="TableHeader.B6" office:value-type="string">
            <text:p text:style-name="P6">:</text:p>
          </table:table-cell>
          <table:table-cell table:style-name="TableHeader.C6" office:value-type="string">
            <text:p text:style-name="P4"><text:variable-set text:name="clientfax" office:value-type="string">clientfax</text:variable-set></text:p>
          </table:table-cell>
          <table:table-cell table:style-name="TableHeader.D6" office:value-type="string">
            <text:p text:style-name="P4"/>
          </table:table-cell>
          <table:table-cell table:style-name="TableHeader.E6" office:value-type="string">
            <text:p text:style-name="P3">Attention</text:p>
          </table:table-cell>
          <table:table-cell table:style-name="TableHeader.F6" office:value-type="string">
            <text:p text:style-name="P6">:</text:p>
          </table:table-cell>
          <table:table-cell table:style-name="TableHeader.G6" office:value-type="string">
            <text:p text:style-name="P17"><text:variable-set text:name="contactname" office:value-type="string">contactname</text:variable-set></text:p>
          </table:table-cell>
        </table:table-row>
        <table:table-row table:style-name="TableLine1993560515680">
          <table:table-cell table:style-name="TableHeader.A7" office:value-type="string">
            <text:p text:style-name="P2">Web</text:p>
          </table:table-cell>
          <table:table-cell table:style-name="TableHeader.B7" office:value-type="string">
            <text:p text:style-name="P6">:</text:p>
          </table:table-cell>
          <table:table-cell table:style-name="TableHeader.C7" office:value-type="string">
            <text:p text:style-name="P4"><text:variable-set text:name="clienturl" office:value-type="string">clienturl</text:variable-set></text:p>
          </table:table-cell>
          <table:table-cell table:style-name="TableHeader.D7" office:value-type="string">
            <text:p text:style-name="P4"/>
          </table:table-cell>
          <table:table-cell table:style-name="TableHeader.E7" office:value-type="string">
            <text:p text:style-name="P3">Contact Number</text:p>
          </table:table-cell>
          <table:table-cell table:style-name="TableHeader.F7" office:value-type="string">
            <text:p text:style-name="P6">:</text:p>
          </table:table-cell>
          <table:table-cell table:style-name="TableHeader.G7" office:value-type="string">
            <text:p text:style-name="P4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 table:style-name="TableLine1993560504528">
            <table:table-cell table:style-name="TableItem.A1" office:value-type="string">
              <text:p text:style-name="P10">#</text:p>
            </table:table-cell>
            <table:table-cell table:style-name="TableItem.A1" table:number-columns-spanned="2" office:value-type="string">
              <text:p text:style-name="P11">Item Description</text:p>
            </table:table-cell>
            <table:covered-table-cell/>
            <table:table-cell table:style-name="TableItem.A1" office:value-type="string">
              <text:p text:style-name="P12">UoM</text:p>
            </table:table-cell>
            <table:table-cell table:style-name="TableItem.A1" office:value-type="string">
              <text:p text:style-name="P12">Quantity</text:p>
            </table:table-cell>
            <table:table-cell table:style-name="TableItem.A1" office:value-type="string">
              <text:p text:style-name="P11">Unit Price in BDT (Exclusive of Tax and VAT)</text:p>
            </table:table-cell>
            <table:table-cell table:style-name="TableItem.G1" office:value-type="string">
              <text:p text:style-name="P11">Total Price in BDT (Exclusive of Tax and VAT)</text:p>
            </table:table-cell>
          </table:table-row>
        </table:table-header-rows>
        <table:table-row table:style-name="TableLine1993560515952">
          <table:table-cell table:style-name="TableItem.A2" office:value-type="string">
            <text:p text:style-name="P6"/>
          </table:table-cell>
          <table:table-cell table:style-name="TableItem.B2" table:number-columns-spanned="2" office:value-type="string">
            <text:p text:style-name="P8"/>
          </table:table-cell>
          <table:covered-table-cell/>
          <table:table-cell table:style-name="TableItem.D2" office:value-type="string">
            <text:p text:style-name="P6"/>
          </table:table-cell>
          <table:table-cell table:style-name="TableItem.E2" office:value-type="string">
            <text:p text:style-name="P6"/>
          </table:table-cell>
          <table:table-cell table:style-name="TableItem.F2" office:value-type="string">
            <text:p text:style-name="P5"/>
          </table:table-cell>
          <table:table-cell table:style-name="TableItem.G2" office:value-type="string">
            <text:p text:style-name="P5"/>
          </table:table-cell>
        </table:table-row>
        <table:table-row table:style-name="TableLine1993560514048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499904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08608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07248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12688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07520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13776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11056">
          <table:table-cell table:style-name="TableItem.A10" office:value-type="string">
            <text:p text:style-name="P13"/>
          </table:table-cell>
          <table:table-cell table:style-name="TableItem.B10" table:number-columns-spanned="2" office:value-type="string">
            <text:p text:style-name="P8"/>
          </table:table-cell>
          <table:covered-table-cell/>
          <table:table-cell table:style-name="TableItem.D10" office:value-type="string">
            <text:p text:style-name="P6"/>
          </table:table-cell>
          <table:table-cell table:style-name="TableItem.E10" office:value-type="string">
            <text:p text:style-name="P6"/>
          </table:table-cell>
          <table:table-cell table:style-name="TableItem.F10" office:value-type="string">
            <text:p text:style-name="P5"/>
          </table:table-cell>
          <table:table-cell table:style-name="TableItem.G10" office:value-type="string">
            <text:p text:style-name="P5"/>
          </table:table-cell>
        </table:table-row>
        <table:table-row table:style-name="TableLine1993560508880">
          <table:table-cell table:style-name="TableItem.A11" office:value-type="string">
            <text:p text:style-name="P13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6"/>
          </table:table-cell>
          <table:table-cell table:style-name="TableItem.E11" office:value-type="string">
            <text:p text:style-name="P6"/>
          </table:table-cell>
          <table:table-cell table:style-name="TableItem.F11" office:value-type="string">
            <text:p text:style-name="P5"/>
          </table:table-cell>
          <table:table-cell table:style-name="TableItem.G11" office:value-type="string">
            <text:p text:style-name="P5"/>
          </table:table-cell>
        </table:table-row>
        <table:table-row table:style-name="TableLine1993560509152">
          <table:table-cell table:style-name="TableItem.A12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93560508064">
          <table:table-cell table:style-name="TableItem.A13" table:number-columns-spanned="6" office:value-type="string">
            <text:p text:style-name="P21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3" office:value-type="string">
            <text:p text:style-name="P21"><text:variable-set text:name="invoicenet" office:value-type="string">invoicenet</text:variable-set></text:p>
          </table:table-cell>
        </table:table-row>
        <table:table-row table:style-name="TableLine1993560502624">
          <table:table-cell table:style-name="TableItem.A14" table:number-columns-spanned="5" office:value-type="string">
            <text:p text:style-name="P21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14" office:value-type="string">
            <text:p text:style-name="P18"><text:variable-set text:name="vatpct" office:value-type="string">vatpct</text:variable-set></text:p>
          </table:table-cell>
          <table:table-cell table:style-name="TableItem.G14" office:value-type="string">
            <text:p text:style-name="P21"><text:variable-set text:name="invoicevat" office:value-type="string">invoicevat</text:variable-set></text:p>
          </table:table-cell>
        </table:table-row>
        <table:table-row table:style-name="TableLine1993560512960">
          <table:table-cell table:style-name="TableItem.A15" table:number-columns-spanned="6" office:value-type="string">
            <text:p text:style-name="P20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5" office:value-type="string">
            <text:p text:style-name="P21"><text:variable-set text:name="invoicetotal" office:value-type="string">invoicetotal</text:variable-set></text:p>
          </table:table-cell>
        </table:table-row>
        <table:table-row table:style-name="TableLine1993560522480">
          <table:table-cell table:style-name="TableItem.A16" table:number-columns-spanned="2" office:value-type="string">
            <text:p text:style-name="P19">Total (in Words)</text:p>
          </table:table-cell>
          <table:covered-table-cell/>
          <table:table-cell table:style-name="TableItem.C16" table:number-columns-spanned="5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 table:style-name="TableLine1993560500720">
          <table:table-cell table:style-name="TableSignature.A1" office:value-type="string">
            <text:p text:style-name="P8">Authorized Signature By</text:p>
          </table:table-cell>
          <table:table-cell table:style-name="TableSignature.B1" office:value-type="string">
            <text:p text:style-name="P4"/>
          </table:table-cell>
          <table:table-cell table:style-name="TableSignature.A1" table:number-columns-spanned="2" office:value-type="string">
            <text:p text:style-name="P5">Customer Signature</text:p>
          </table:table-cell>
          <table:covered-table-cell/>
        </table:table-row>
        <table:table-row table:style-name="TableLine1993560530368">
          <table:table-cell table:style-name="TableSignature.B1" office:value-type="string">
            <text:p text:style-name="P8">Sadia Imam Vasha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4"/>
          </table:table-cell>
          <table:covered-table-cell/>
        </table:table-row>
        <table:table-row table:style-name="TableLine1993560526560">
          <table:table-cell table:style-name="TableSignature.B1" office:value-type="string">
            <text:p text:style-name="P8">Executive, Finance &amp; Accounts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8">Attachments</text:p>
          </table:table-cell>
          <table:covered-table-cell/>
        </table:table-row>
        <table:table-row table:style-name="TableLine1993560521936">
          <table:table-cell table:style-name="TableSignature.B1" office:value-type="string">
            <text:p text:style-name="P8">Email: sadia.<text:span text:style-name="T1">imam</text:span>@spectrum-bd.com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1.</text:p>
          </table:table-cell>
          <table:table-cell table:style-name="TableSignature.B1" office:value-type="string">
            <text:p text:style-name="P4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8">Cell No: +880 15 5370 1620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2.</text:p>
          </table:table-cell>
          <table:table-cell table:style-name="TableSignature.B1" office:value-type="string">
            <text:p text:style-name="P4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0T13:48:05.020000000</dc:date>
    <meta:editing-duration>PT1H12M8S</meta:editing-duration>
    <meta:editing-cycles>15</meta:editing-cycles>
    <meta:generator>LibreOffice/7.2.5.2$Windows_X86_64 LibreOffice_project/499f9727c189e6ef3471021d6132d4c694f357e5</meta:generator>
    <meta:document-statistic meta:table-count="3" meta:image-count="0" meta:object-count="0" meta:page-count="1" meta:paragraph-count="59" meta:word-count="110" meta:character-count="653" meta:non-whitespace-character-count="602"/>
  </office:meta>
</office:document-meta>
</file>